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f" loext:opacity="100%" style:font-name="Khmer OS" style:text-underline-style="solid" style:text-underline-width="auto" style:text-underline-color="font-color" officeooo:rsid="000ed694" officeooo:paragraph-rsid="000fb5d9" fo:background-color="#106802"/>
    </style:style>
    <style:style style:name="P2" style:family="paragraph" style:parent-style-name="Standard">
      <style:text-properties fo:color="#ffffff" loext:opacity="100%" style:font-name="Khmer OS" officeooo:rsid="000ed694" officeooo:paragraph-rsid="000ed694" fo:background-color="#106802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Khmer OS" officeooo:rsid="000ed694" officeooo:paragraph-rsid="000ed694" fo:background-color="#106802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Khmer OS" officeooo:rsid="000ed694" officeooo:paragraph-rsid="000fb5d9" fo:background-color="#106802"/>
    </style:style>
    <style:style style:name="P5" style:family="paragraph" style:parent-style-name="Standard">
      <style:paragraph-properties fo:text-align="start" style:justify-single-word="false"/>
      <style:text-properties officeooo:paragraph-rsid="001269b1"/>
    </style:style>
    <style:style style:name="P6" style:family="paragraph" style:parent-style-name="Standard">
      <style:text-properties style:font-name="Khmer OS" officeooo:rsid="000ed694" officeooo:paragraph-rsid="000ed694"/>
    </style:style>
    <style:style style:name="P7" style:family="paragraph" style:parent-style-name="Standard">
      <style:paragraph-properties fo:text-align="center" style:justify-single-word="false"/>
      <style:text-properties style:font-name="Khmer OS" fo:font-size="18pt" fo:font-weight="bold" officeooo:rsid="000ed694" officeooo:paragraph-rsid="000ed69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0ed694" officeooo:paragraph-rsid="000ed694"/>
    </style:style>
    <style:style style:name="P9" style:family="paragraph" style:parent-style-name="Standard">
      <style:paragraph-properties fo:text-align="start" style:justify-single-word="false"/>
      <style:text-properties style:font-name="Khmer OS" style:text-underline-style="none" officeooo:rsid="000ed694" officeooo:paragraph-rsid="000ed694"/>
    </style:style>
    <style:style style:name="P10" style:family="paragraph" style:parent-style-name="Standard">
      <style:paragraph-properties fo:text-align="start" style:justify-single-word="false"/>
      <style:text-properties fo:color="#ffffff" loext:opacity="100%" style:font-name="Khmer OS" style:text-underline-style="solid" style:text-underline-width="auto" style:text-underline-color="font-color" officeooo:rsid="000ed694" officeooo:paragraph-rsid="001393e7" fo:background-color="#106802"/>
    </style:style>
    <style:style style:name="T1" style:family="text">
      <style:text-properties officeooo:rsid="000fb5d9"/>
    </style:style>
    <style:style style:name="T2" style:family="text">
      <style:text-properties fo:color="#000000" loext:opacity="100%" style:text-underline-style="none" officeooo:rsid="000fb5d9" fo:background-color="transparent" loext:char-shading-value="0"/>
    </style:style>
    <style:style style:name="T3" style:family="text">
      <style:text-properties fo:color="#000000" loext:opacity="100%" style:text-underline-style="none" officeooo:rsid="001393e7" fo:background-color="transparent" loext:char-shading-value="0"/>
    </style:style>
    <style:style style:name="T4" style:family="text">
      <style:text-properties fo:color="#000000" loext:opacity="100%" style:font-name="Khmer OS" style:text-underline-style="none" officeooo:rsid="000fb5d9" fo:background-color="transparent" loext:char-shading-value="0"/>
    </style:style>
    <style:style style:name="T5" style:family="text">
      <style:text-properties fo:color="#000000" loext:opacity="100%" style:font-name="Khmer OS" style:text-underline-style="none" officeooo:rsid="001269b1" fo:background-color="transparent" loext:char-shading-value="0"/>
    </style:style>
    <style:style style:name="T6" style:family="text">
      <style:text-properties officeooo:rsid="001393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04/May/21</text:p>
      <text:p text:style-name="P6"/>
      <text:p text:style-name="P7">Chapter4</text:p>
      <text:p text:style-name="P3"/>
      <text:p text:style-name="P8">2. Overloading:</text:p>
      <text:p text:style-name="P4"/>
      <text:p text:style-name="P1">Date: <text:span text:style-name="T1">18</text:span>/May/21<text:line-break/><text:line-break/><text:span text:style-name="T2">5. Unary operators: ++, - -</text:span></text:p>
      <text:p text:style-name="P5"><text:span text:style-name="T4"><text:s/>a- Operator<text:line-break/><text:tab/>- When increment operator is overloaded in prefix form; </text:span><text:span text:style-name="Source_20_Text"><text:span text:style-name="T4">Check operator ++ ()</text:span></text:span><text:span text:style-name="T4"> is <text:tab/>called but, </text:span></text:p>
      <text:p text:style-name="P5"><text:span text:style-name="T4"><text:tab/>- </text:span><text:span text:style-name="T5">W</text:span><text:span text:style-name="T4">hen increment operator is overloaded in postfix form; </text:span><text:span text:style-name="Source_20_Text"><text:span text:style-name="T4">Check operator ++ (int)</text:span></text:span><text:span text:style-name="T4"> is <text:tab/>invoked.<text:line-break/></text:span></text:p>
      <text:p text:style-name="P9"/>
      <text:p text:style-name="P10">Date: <text:span text:style-name="T6">20</text:span>/May/21</text:p>
      <text:p text:style-name="P10"><text:span text:style-name="T3">7</text:span><text:span text:style-name="T2">. </text:span><text:span text:style-name="T3">Object convertion</text:span><text:span text:style-name="T2">:</text:span></text:p>
      <text:p text:style-name="P10"><text:span text:style-name="T2"><text:tab/></text:span><text:span text:style-name="T3">operator dataType(){</text:span></text:p>
      <text:p text:style-name="P10"><text:span text:style-name="T3"><text:tab/><text:tab/>…………….</text:span></text:p>
      <text:p text:style-name="P10"><text:span text:style-name="T3"><text:tab/><text:tab/>…………….</text:span></text:p>
      <text:p text:style-name="P10"><text:span text:style-name="T3"><text:tab/>}</text:span></text:p>
      <text:p text:style-name="P10"><text:span text:style-name="T3"><text:tab/>Ex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0T07:43:12.129077988</dc:date>
    <meta:editing-duration>PT50M18S</meta:editing-duration>
    <meta:editing-cycles>6</meta:editing-cycles>
    <meta:generator>LibreOffice/7.1.3.2$Linux_X86_64 LibreOffice_project/10$Build-2</meta:generator>
    <meta:document-statistic meta:table-count="0" meta:image-count="0" meta:object-count="0" meta:page-count="1" meta:paragraph-count="13" meta:word-count="57" meta:character-count="364" meta:non-whitespace-character-count="304"/>
  </office:meta>
</office:document-meta>
</file>